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line-height="150%" style:writing-mode="lr-tb"/>
      <style:text-properties officeooo:paragraph-rsid="00031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Funktion und Arbeit von Betriebsräten </text:p>
      <text:p text:style-name="P1">- Jugend- und Auszubildendenvertretung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41:58.903047077</meta:creation-date>
    <dc:date>2023-01-07T20:45:05.660462035</dc:date>
    <meta:editing-duration>PT3M6S</meta:editing-duration>
    <meta:editing-cycles>2</meta:editing-cycles>
    <meta:generator>LibreOffice/7.4.4.2$Linux_X86_64 LibreOffice_project/40$Build-2</meta:generator>
    <meta:document-statistic meta:table-count="0" meta:image-count="0" meta:object-count="0" meta:page-count="1" meta:paragraph-count="2" meta:word-count="10" meta:character-count="80" meta:non-whitespace-character-count="71"/>
  </office:meta>
</office:document-meta>
</file>